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F000001D66DD1CF46.png"/>
  <manifest:file-entry manifest:media-type="image/png" manifest:full-path="Pictures/100000000000039C000001B4C1359C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8.927cm" draw:z-index="0"><draw:image xlink:href="Pictures/100000000000037F000001D66DD1CF46.png" xlink:type="simple" xlink:show="embed" xlink:actuate="onLoad"/></draw:frame><draw:frame draw:style-name="fr2" draw:name="gráficos2" text:anchor-type="paragraph" svg:x="-0.026cm" svg:y="9.578cm" svg:width="17cm" svg:height="8.022cm" draw:z-index="1"><draw:image xlink:href="Pictures/100000000000039C000001B4C1359C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ctor q</meta:initial-creator>
    <meta:creation-date>2018-12-25T17:05:54.11</meta:creation-date>
    <meta:document-statistic meta:table-count="0" meta:image-count="2" meta:object-count="0" meta:page-count="1" meta:paragraph-count="0" meta:word-count="0" meta:character-count="0"/>
    <dc:date>2018-12-25T17:10:04.99</dc:date>
    <dc:creator>hector q</dc:creator>
    <meta:editing-duration>PT4M15S</meta:editing-duration>
    <meta:editing-cycles>1</meta:editing-cycles>
    <meta:generator>OpenOffice/4.1.5$Win32 OpenOffice.org_project/415m1$Build-9789</meta:generator>
  </office:meta>
</office:document-meta>
</file>